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4535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 style:data-style-name="N100">
      <style:table-cell-properties fo:border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atch_size</text:p>
          </table:table-cell>
          <table:table-cell office:value-type="string" calcext:value-type="string">
            <text:p>window_stride</text:p>
          </table:table-cell>
          <table:table-cell office:value-type="string" calcext:value-type="string">
            <text:p>SourceTestLabelLoss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source_distan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.35013300357018" calcext:value-type="float">
            <text:p>1.35013300357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2.77261070810854" calcext:value-type="float">
            <text:p>2.7726107081085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.77261431525504" calcext:value-type="float">
            <text:p>2.772614315255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2.77260516062137" calcext:value-type="float">
            <text:p>2.7726051606213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.44169170103445" calcext:value-type="float">
            <text:p>1.4416917010344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.41749199197037" calcext:value-type="float">
            <text:p>1.4174919919703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.56103024240916" calcext:value-type="float">
            <text:p>1.561030242409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.35752794005519" calcext:value-type="float">
            <text:p>1.357527940055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.77260761863393" calcext:value-type="float">
            <text:p>2.772607618633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.60470437930051" calcext:value-type="float">
            <text:p>1.6047043793005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.48119171722958" calcext:value-type="float">
            <text:p>1.481191717229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.47521794940603" calcext:value-type="float">
            <text:p>1.4752179494060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.23857936455035" calcext:value-type="float">
            <text:p>1.238579364550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1.57703801638154" calcext:value-type="float">
            <text:p>1.577038016381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.51409940686999" calcext:value-type="float">
            <text:p>1.514099406869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.50821105474404" calcext:value-type="float">
            <text:p>1.5082110547440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.48122533242236" calcext:value-type="float">
            <text:p>1.4812253324223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" calcext:value-type="float">
            <text:p>25</text:p>
          </table:table-cell>
          <table:table-cell office:value-type="float" office:value="1.94254538506658" calcext:value-type="float">
            <text:p>1.942545385066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" calcext:value-type="float">
            <text:p>25</text:p>
          </table:table-cell>
          <table:table-cell office:value-type="float" office:value="1.53411937905178" calcext:value-type="float">
            <text:p>1.5341193790517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1.47428588348928" calcext:value-type="float">
            <text:p>1.4742858834892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.77260345055703" calcext:value-type="float">
            <text:p>2.772603450557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1.69506694327473" calcext:value-type="float">
            <text:p>1.6950669432747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2.77260743185611" calcext:value-type="float">
            <text:p>2.772607431856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.77260343674585" calcext:value-type="float">
            <text:p>2.772603436745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" calcext:value-type="float">
            <text:p>25</text:p>
          </table:table-cell>
          <table:table-cell office:value-type="float" office:value="1.83684733990147" calcext:value-type="float">
            <text:p>1.8368473399014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.67925676722734" calcext:value-type="float">
            <text:p>1.6792567672273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.7726039263241" calcext:value-type="float">
            <text:p>2.77260392632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984339118887014" calcext:value-type="float">
            <text:p>0.984339118887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.52435337532824" calcext:value-type="float">
            <text:p>1.524353375328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900180916451834" calcext:value-type="float">
            <text:p>0.9001809164518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.55084631460444" calcext:value-type="float">
            <text:p>1.5508463146044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.50903763216137" calcext:value-type="float">
            <text:p>1.5090376321613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" calcext:value-type="float">
            <text:p>25</text:p>
          </table:table-cell>
          <table:table-cell office:value-type="float" office:value="2.7726067359425" calcext:value-type="float">
            <text:p>2.772606735942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.61940057530416" calcext:value-type="float">
            <text:p>1.6194005753041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.37668118688282" calcext:value-type="float">
            <text:p>1.3766811868828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.36079532777015" calcext:value-type="float">
            <text:p>1.36079532777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2.77262092620318" calcext:value-type="float">
            <text:p>2.772620926203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" calcext:value-type="float">
            <text:p>25</text:p>
          </table:table-cell>
          <table:table-cell office:value-type="float" office:value="1.90711177928516" calcext:value-type="float">
            <text:p>1.907111779285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2.7725989912102" calcext:value-type="float">
            <text:p>2.772598991210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.77260158245943" calcext:value-type="float">
            <text:p>2.7726015824594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.65091734611835" calcext:value-type="float">
            <text:p>1.6509173461183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1.78519834390379" calcext:value-type="float">
            <text:p>1.7851983439037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.40088465625359" calcext:value-type="float">
            <text:p>1.4008846562535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1.62701216786073" calcext:value-type="float">
            <text:p>1.6270121678607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.38021722153361" calcext:value-type="float">
            <text:p>1.380217221533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.85053057759604" calcext:value-type="float">
            <text:p>1.8505305775960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.68613415300551" calcext:value-type="float">
            <text:p>1.6861341530055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.8029336805629" calcext:value-type="float">
            <text:p>1.802933680562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.76772744974083" calcext:value-type="float">
            <text:p>1.7677274497408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2.77261000866284" calcext:value-type="float">
            <text:p>2.7726100086628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1.81262165432916" calcext:value-type="float">
            <text:p>1.812621654329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.67348473807998" calcext:value-type="float">
            <text:p>1.6734847380799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.50782862160034" calcext:value-type="float">
            <text:p>1.5078286216003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1.44988200983379" calcext:value-type="float">
            <text:p>1.4498820098337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.4877687651545" calcext:value-type="float">
            <text:p>1.487768765154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.47363154675281" calcext:value-type="float">
            <text:p>1.4736315467528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.77260037288851" calcext:value-type="float">
            <text:p>2.772600372888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.42625833633426" calcext:value-type="float">
            <text:p>1.426258336334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.52329724006337" calcext:value-type="float">
            <text:p>1.5232972400633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" calcext:value-type="float">
            <text:p>25</text:p>
          </table:table-cell>
          <table:table-cell office:value-type="float" office:value="1.62608807897973" calcext:value-type="float">
            <text:p>1.6260880789797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" calcext:value-type="float">
            <text:p>25</text:p>
          </table:table-cell>
          <table:table-cell office:value-type="float" office:value="1.71403857221216" calcext:value-type="float">
            <text:p>1.714038572212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.48664524426577" calcext:value-type="float">
            <text:p>1.4866452442657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" calcext:value-type="float">
            <text:p>25</text:p>
          </table:table-cell>
          <table:table-cell office:value-type="float" office:value="1.5674839876511" calcext:value-type="float">
            <text:p>1.56748398765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.45182426036291" calcext:value-type="float">
            <text:p>1.4518242603629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4]</text:p>
          </table:table-cell>
        </table:table-row>
      </table:table>
      <table:table table:name="Pivot Table_results_1" table:style-name="ta1">
        <table:table-column table:style-name="co5" table:default-cell-style-name="ce4"/>
        <table:table-column table:style-name="co5" table:default-cell-style-name="ce10"/>
        <table:table-column table:style-name="co5" table:default-cell-style-name="Default"/>
        <table:table-row table:style-name="ro1">
          <table:table-cell table:style-name="Pivot_20_Table_20_Field" office:value-type="string" calcext:value-type="string">
            <text:p>window_stride</text:p>
          </table:table-cell>
          <table:table-cell table:style-name="ce6" office:value-type="string" calcext:value-type="string">
            <text:p>25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7" office:value-type="string" calcext:value-type="string">
            <text:p>Data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batch_size</text:p>
          </table:table-cell>
          <table:table-cell table:style-name="ce8" office:value-type="string" calcext:value-type="string">
            <text:p>Average - SourceTestLabelLoss</text:p>
          </table:table-cell>
          <table:table-cell table:style-name="ce14" office:value-type="string" calcext:value-type="string">
            <text:p>StDev - SourceTestLabelLoss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9" office:value-type="float" office:value="2.07465623434579" calcext:value-type="float">
            <text:p>2.07465623434579</text:p>
          </table:table-cell>
          <table:table-cell table:style-name="ce15" office:value-type="float" office:value="0.700872578537385" calcext:value-type="float">
            <text:p>0.7008725785373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8423603436774" calcext:value-type="float">
            <text:p>1.8423603436774</text:p>
          </table:table-cell>
          <table:table-cell table:style-name="ce16" office:value-type="float" office:value="0.538156587109449" calcext:value-type="float">
            <text:p>0.5381565871094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7607045394042" calcext:value-type="float">
            <text:p>1.7607045394042</text:p>
          </table:table-cell>
          <table:table-cell table:style-name="ce16" office:value-type="float" office:value="0.391602057147191" calcext:value-type="float">
            <text:p>0.3916020571471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1" office:value-type="float" office:value="1.86260515726131" calcext:value-type="float">
            <text:p>1.86260515726131</text:p>
          </table:table-cell>
          <table:table-cell table:style-name="ce17" office:value-type="float" office:value="0.37251667538732" calcext:value-type="float">
            <text:p>0.37251667538732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1.88508156867218" calcext:value-type="float">
            <text:p>1.88508156867218</text:p>
          </table:table-cell>
          <table:table-cell table:style-name="ce18" office:value-type="float" office:value="0.530729267048705" calcext:value-type="float">
            <text:p>0.530729267048705</text:p>
          </table:table-cell>
        </table:table-row>
      </table:table>
      <table:named-expressions/>
      <table:data-pilot-tables>
        <table:data-pilot-table table:name="DataPilot1" table:application-data="" table:target-range-address="'Pivot Table_results_1'.A1:'Pivot Table_results_1'.C9" table:buttons="'Pivot Table_results_1'.A1 'Pivot Table_results_1'.A4 'Pivot Table_results_1'.B3" table:show-filter-button="false" table:drill-down-on-double-click="false">
          <table:source-cell-range table:cell-range-address="results.A1:results.E65"/>
          <table:data-pilot-field table:source-field-name="window_stride" table:orientation="page" table:used-hierarchy="0" table:function="auto" loext:ignore-selected-page="true" table:selected-page="25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5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atch_size" table:orientation="row" table:used-hierarchy="0" table:function="auto">
            <table:data-pilot-level table:show-empty="false" calcext:repeat-item-labels="false">
              <table:data-pilot-members>
                <table:data-pilot-member table:name="32" table:display="true" table:show-details="true"/>
                <table:data-pilot-member table:name="128" table:display="true" table:show-details="true"/>
                <table:data-pilot-member table:name="256" table:display="true" table:show-details="true"/>
                <table:data-pilot-member table:name="5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TestLabelLoss" table:orientation="data" table:used-hierarchy="0" table:function="average">
            <table:data-pilot-level table:show-empty="false" calcext:repeat-item-labels="false">
              <table:data-pilot-members>
                <table:data-pilot-member table:name="0.900180916451834" table:display="true" table:show-details="true"/>
                <table:data-pilot-member table:name="0.984339118887014" table:display="true" table:show-details="true"/>
                <table:data-pilot-member table:name="1.23857936455035" table:display="true" table:show-details="true"/>
                <table:data-pilot-member table:name="1.35013300357018" table:display="true" table:show-details="true"/>
                <table:data-pilot-member table:name="1.35752794005519" table:display="true" table:show-details="true"/>
                <table:data-pilot-member table:name="1.36079532777015" table:display="true" table:show-details="true"/>
                <table:data-pilot-member table:name="1.37668118688282" table:display="true" table:show-details="true"/>
                <table:data-pilot-member table:name="1.38021722153361" table:display="true" table:show-details="true"/>
                <table:data-pilot-member table:name="1.40088465625359" table:display="true" table:show-details="true"/>
                <table:data-pilot-member table:name="1.41749199197037" table:display="true" table:show-details="true"/>
                <table:data-pilot-member table:name="1.42625833633426" table:display="true" table:show-details="true"/>
                <table:data-pilot-member table:name="1.44169170103445" table:display="true" table:show-details="true"/>
                <table:data-pilot-member table:name="1.44988200983379" table:display="true" table:show-details="true"/>
                <table:data-pilot-member table:name="1.45182426036291" table:display="true" table:show-details="true"/>
                <table:data-pilot-member table:name="1.47363154675281" table:display="true" table:show-details="true"/>
                <table:data-pilot-member table:name="1.47428588348928" table:display="true" table:show-details="true"/>
                <table:data-pilot-member table:name="1.47521794940603" table:display="true" table:show-details="true"/>
                <table:data-pilot-member table:name="1.48119171722958" table:display="true" table:show-details="true"/>
                <table:data-pilot-member table:name="1.48122533242236" table:display="true" table:show-details="true"/>
                <table:data-pilot-member table:name="1.48664524426577" table:display="true" table:show-details="true"/>
                <table:data-pilot-member table:name="1.4877687651545" table:display="true" table:show-details="true"/>
                <table:data-pilot-member table:name="1.50782862160034" table:display="true" table:show-details="true"/>
                <table:data-pilot-member table:name="1.50821105474404" table:display="true" table:show-details="true"/>
                <table:data-pilot-member table:name="1.50903763216137" table:display="true" table:show-details="true"/>
                <table:data-pilot-member table:name="1.51409940686999" table:display="true" table:show-details="true"/>
                <table:data-pilot-member table:name="1.52329724006337" table:display="true" table:show-details="true"/>
                <table:data-pilot-member table:name="1.52435337532824" table:display="true" table:show-details="true"/>
                <table:data-pilot-member table:name="1.53411937905178" table:display="true" table:show-details="true"/>
                <table:data-pilot-member table:name="1.55084631460444" table:display="true" table:show-details="true"/>
                <table:data-pilot-member table:name="1.56103024240916" table:display="true" table:show-details="true"/>
                <table:data-pilot-member table:name="1.5674839876511" table:display="true" table:show-details="true"/>
                <table:data-pilot-member table:name="1.57703801638154" table:display="true" table:show-details="true"/>
                <table:data-pilot-member table:name="1.60470437930051" table:display="true" table:show-details="true"/>
                <table:data-pilot-member table:name="1.61940057530416" table:display="true" table:show-details="true"/>
                <table:data-pilot-member table:name="1.62608807897973" table:display="true" table:show-details="true"/>
                <table:data-pilot-member table:name="1.62701216786073" table:display="true" table:show-details="true"/>
                <table:data-pilot-member table:name="1.65091734611835" table:display="true" table:show-details="true"/>
                <table:data-pilot-member table:name="1.67348473807998" table:display="true" table:show-details="true"/>
                <table:data-pilot-member table:name="1.67925676722734" table:display="true" table:show-details="true"/>
                <table:data-pilot-member table:name="1.68613415300551" table:display="true" table:show-details="true"/>
                <table:data-pilot-member table:name="1.69506694327473" table:display="true" table:show-details="true"/>
                <table:data-pilot-member table:name="1.71403857221216" table:display="true" table:show-details="true"/>
                <table:data-pilot-member table:name="1.76772744974083" table:display="true" table:show-details="true"/>
                <table:data-pilot-member table:name="1.78519834390379" table:display="true" table:show-details="true"/>
                <table:data-pilot-member table:name="1.8029336805629" table:display="true" table:show-details="true"/>
                <table:data-pilot-member table:name="1.81262165432916" table:display="true" table:show-details="true"/>
                <table:data-pilot-member table:name="1.83684733990147" table:display="true" table:show-details="true"/>
                <table:data-pilot-member table:name="1.85053057759604" table:display="true" table:show-details="true"/>
                <table:data-pilot-member table:name="1.90711177928516" table:display="true" table:show-details="true"/>
                <table:data-pilot-member table:name="1.94254538506658" table:display="true" table:show-details="true"/>
                <table:data-pilot-member table:name="2.7725989912102" table:display="true" table:show-details="true"/>
                <table:data-pilot-member table:name="2.77260037288851" table:display="true" table:show-details="true"/>
                <table:data-pilot-member table:name="2.77260158245943" table:display="true" table:show-details="true"/>
                <table:data-pilot-member table:name="2.77260343674585" table:display="true" table:show-details="true"/>
                <table:data-pilot-member table:name="2.77260345055703" table:display="true" table:show-details="true"/>
                <table:data-pilot-member table:name="2.7726039263241" table:display="true" table:show-details="true"/>
                <table:data-pilot-member table:name="2.77260516062137" table:display="true" table:show-details="true"/>
                <table:data-pilot-member table:name="2.7726067359425" table:display="true" table:show-details="true"/>
                <table:data-pilot-member table:name="2.77260743185611" table:display="true" table:show-details="true"/>
                <table:data-pilot-member table:name="2.77260761863393" table:display="true" table:show-details="true"/>
                <table:data-pilot-member table:name="2.77261000866284" table:display="true" table:show-details="true"/>
                <table:data-pilot-member table:name="2.77261070810854" table:display="true" table:show-details="true"/>
                <table:data-pilot-member table:name="2.77261431525504" table:display="true" table:show-details="true"/>
                <table:data-pilot-member table:name="2.772620926203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TestLabelLoss" table:orientation="data" table:used-hierarchy="0" table:function="stdevp">
            <table:data-pilot-level table:show-empty="false" calcext:repeat-item-labels="false">
              <table:data-pilot-members>
                <table:data-pilot-member table:name="0.900180916451834" table:display="true" table:show-details="true"/>
                <table:data-pilot-member table:name="0.984339118887014" table:display="true" table:show-details="true"/>
                <table:data-pilot-member table:name="1.23857936455035" table:display="true" table:show-details="true"/>
                <table:data-pilot-member table:name="1.35013300357018" table:display="true" table:show-details="true"/>
                <table:data-pilot-member table:name="1.35752794005519" table:display="true" table:show-details="true"/>
                <table:data-pilot-member table:name="1.36079532777015" table:display="true" table:show-details="true"/>
                <table:data-pilot-member table:name="1.37668118688282" table:display="true" table:show-details="true"/>
                <table:data-pilot-member table:name="1.38021722153361" table:display="true" table:show-details="true"/>
                <table:data-pilot-member table:name="1.40088465625359" table:display="true" table:show-details="true"/>
                <table:data-pilot-member table:name="1.41749199197037" table:display="true" table:show-details="true"/>
                <table:data-pilot-member table:name="1.42625833633426" table:display="true" table:show-details="true"/>
                <table:data-pilot-member table:name="1.44169170103445" table:display="true" table:show-details="true"/>
                <table:data-pilot-member table:name="1.44988200983379" table:display="true" table:show-details="true"/>
                <table:data-pilot-member table:name="1.45182426036291" table:display="true" table:show-details="true"/>
                <table:data-pilot-member table:name="1.47363154675281" table:display="true" table:show-details="true"/>
                <table:data-pilot-member table:name="1.47428588348928" table:display="true" table:show-details="true"/>
                <table:data-pilot-member table:name="1.47521794940603" table:display="true" table:show-details="true"/>
                <table:data-pilot-member table:name="1.48119171722958" table:display="true" table:show-details="true"/>
                <table:data-pilot-member table:name="1.48122533242236" table:display="true" table:show-details="true"/>
                <table:data-pilot-member table:name="1.48664524426577" table:display="true" table:show-details="true"/>
                <table:data-pilot-member table:name="1.4877687651545" table:display="true" table:show-details="true"/>
                <table:data-pilot-member table:name="1.50782862160034" table:display="true" table:show-details="true"/>
                <table:data-pilot-member table:name="1.50821105474404" table:display="true" table:show-details="true"/>
                <table:data-pilot-member table:name="1.50903763216137" table:display="true" table:show-details="true"/>
                <table:data-pilot-member table:name="1.51409940686999" table:display="true" table:show-details="true"/>
                <table:data-pilot-member table:name="1.52329724006337" table:display="true" table:show-details="true"/>
                <table:data-pilot-member table:name="1.52435337532824" table:display="true" table:show-details="true"/>
                <table:data-pilot-member table:name="1.53411937905178" table:display="true" table:show-details="true"/>
                <table:data-pilot-member table:name="1.55084631460444" table:display="true" table:show-details="true"/>
                <table:data-pilot-member table:name="1.56103024240916" table:display="true" table:show-details="true"/>
                <table:data-pilot-member table:name="1.5674839876511" table:display="true" table:show-details="true"/>
                <table:data-pilot-member table:name="1.57703801638154" table:display="true" table:show-details="true"/>
                <table:data-pilot-member table:name="1.60470437930051" table:display="true" table:show-details="true"/>
                <table:data-pilot-member table:name="1.61940057530416" table:display="true" table:show-details="true"/>
                <table:data-pilot-member table:name="1.62608807897973" table:display="true" table:show-details="true"/>
                <table:data-pilot-member table:name="1.62701216786073" table:display="true" table:show-details="true"/>
                <table:data-pilot-member table:name="1.65091734611835" table:display="true" table:show-details="true"/>
                <table:data-pilot-member table:name="1.67348473807998" table:display="true" table:show-details="true"/>
                <table:data-pilot-member table:name="1.67925676722734" table:display="true" table:show-details="true"/>
                <table:data-pilot-member table:name="1.68613415300551" table:display="true" table:show-details="true"/>
                <table:data-pilot-member table:name="1.69506694327473" table:display="true" table:show-details="true"/>
                <table:data-pilot-member table:name="1.71403857221216" table:display="true" table:show-details="true"/>
                <table:data-pilot-member table:name="1.76772744974083" table:display="true" table:show-details="true"/>
                <table:data-pilot-member table:name="1.78519834390379" table:display="true" table:show-details="true"/>
                <table:data-pilot-member table:name="1.8029336805629" table:display="true" table:show-details="true"/>
                <table:data-pilot-member table:name="1.81262165432916" table:display="true" table:show-details="true"/>
                <table:data-pilot-member table:name="1.83684733990147" table:display="true" table:show-details="true"/>
                <table:data-pilot-member table:name="1.85053057759604" table:display="true" table:show-details="true"/>
                <table:data-pilot-member table:name="1.90711177928516" table:display="true" table:show-details="true"/>
                <table:data-pilot-member table:name="1.94254538506658" table:display="true" table:show-details="true"/>
                <table:data-pilot-member table:name="2.7725989912102" table:display="true" table:show-details="true"/>
                <table:data-pilot-member table:name="2.77260037288851" table:display="true" table:show-details="true"/>
                <table:data-pilot-member table:name="2.77260158245943" table:display="true" table:show-details="true"/>
                <table:data-pilot-member table:name="2.77260343674585" table:display="true" table:show-details="true"/>
                <table:data-pilot-member table:name="2.77260345055703" table:display="true" table:show-details="true"/>
                <table:data-pilot-member table:name="2.7726039263241" table:display="true" table:show-details="true"/>
                <table:data-pilot-member table:name="2.77260516062137" table:display="true" table:show-details="true"/>
                <table:data-pilot-member table:name="2.7726067359425" table:display="true" table:show-details="true"/>
                <table:data-pilot-member table:name="2.77260743185611" table:display="true" table:show-details="true"/>
                <table:data-pilot-member table:name="2.77260761863393" table:display="true" table:show-details="true"/>
                <table:data-pilot-member table:name="2.77261000866284" table:display="true" table:show-details="true"/>
                <table:data-pilot-member table:name="2.77261070810854" table:display="true" table:show-details="true"/>
                <table:data-pilot-member table:name="2.77261431525504" table:display="true" table:show-details="true"/>
                <table:data-pilot-member table:name="2.772620926203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8T08:15:08.270076977</dc:date>
    <meta:editing-duration>PT12H39M32S</meta:editing-duration>
    <meta:editing-cycles>1</meta:editing-cycles>
    <meta:document-statistic meta:table-count="2" meta:cell-count="346" meta:object-count="0"/>
    <meta:generator>LibreOffice/6.4.7.2$Linux_X86_64 LibreOffice_project/40$Build-2</meta:generator>
  </office:meta>
</office:document-meta>
</file>